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F82E01AFBF9CFE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2cm, 4.077cm, 19.296cm, 5.5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cm" svg:height="20.8cm" svg:x="0.992cm" svg:y="2.191cm">
          <draw:image xlink:href="Pictures/10000000000005E8000007E06F82E01AFBF9CFE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3:33.944549501</dc:date>
    <meta:editing-duration>PT3M47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